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Heading_20_1">
      <style:text-properties fo:language="en" fo:country="GB"/>
    </style:style>
    <style:style style:name="P3" style:family="paragraph" style:parent-style-name="Heading_20_2">
      <style:text-properties fo:language="en" fo:country="GB"/>
    </style:style>
    <style:style style:name="T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New Artist's website for Cary Outis</text:h>
      <text:h text:style-name="P3" text:outline-level="2">Background</text:h>
      <text:p text:style-name="P1">Cary has removed his existing website from the previous host. This was a purely html/css site I had written using DreamWeaver a few years ago. The host is poor and uses very old-fashioned software. </text:p>
      <text:h text:style-name="P3" text:outline-level="2">New Site</text:h>
      <text:p text:style-name="P1">For the new site, I suggest taking advantage of the back-office capabilities of Umbraco Content Management System. This will involve designing a number of "master" pages, including layout, appearance and behaviour. Cary will then format and add images and text to these pages, in other words "content", via the Umbraco back office.</text:p>
      <text:p text:style-name="Text_20_body"><text:span text:style-name="T1">The domain name "caryoutis.com" has been re registered with </text:span><text:a xlink:type="simple" xlink:href="http://www.heartinternet.co.uk/">Heart Internet</text:a><text:span text:style-name="T1">, so that Cary can keep full ownership of it, whoever is hosting the site. The site itself will be hosted with </text:span><text:a xlink:type="simple" xlink:href="http://www.footsword.com/">FootSword Technologies</text:a><text:span text:style-name="T1">.</text:span></text:p>
      <text:h text:style-name="Heading_20_2" text:outline-level="2">Colours so Far</text:h>
      <text:p text:style-name="P1"><text:bookmark-start text:name="__DdeLink__3778_1894220529"/><text:bookmark-start text:name="__DdeLink__1533_1140636116"/>F9EEB0<text:bookmark-end text:name="__DdeLink__3778_1894220529"/><text:bookmark-end text:name="__DdeLink__1533_1140636116"/>: Light Straw background (earthy, parchmenty)</text:p>
      <text:p text:style-name="P1">Black for boxes.</text:p>
      <text:p text:style-name="P1"><text:bookmark-start text:name="__DdeLink__3780_1894220529"/><text:bookmark-start text:name="__DdeLink__1535_1140636116"/>4D3339<text:bookmark-end text:name="__DdeLink__3780_1894220529"/><text:bookmark-end text:name="__DdeLink__1535_1140636116"/>: Aubergine for headers.</text:p>
      <text:h text:style-name="Heading_20_2" text:outline-level="2">Font</text:h>
      <text:p text:style-name="Text_20_body">Cary's preference was for Andale Mono, which is a propietary Microsoft font, costing around $30. He has found an alternative on FontSqurrel, namely <text:a xlink:type="simple" xlink:href="http://www.fontsquirrel.com/fonts/shanti">Shanti</text:a>. The Serif face for headers has not been decided.</text:p>
      <text:h text:style-name="Heading_20_2" text:outline-level="2">Proposed Pages</text:h>
      <text:p text:style-name="Text_20_body">Paint, Sculpt, print, draw, workshops, biog., news, contact. </text:p>
      <text:h text:style-name="Heading_20_2" text:outline-level="2">Home Page</text:h>
      <text:p text:style-name="P1">Cary Outis header in a nice serif font, probably chosen from <text:a xlink:type="simple" xlink:href="http://www.fontsquirrel.com/">Font Squirrel</text:a>. Underneath that is a set of menu icons designed by Cary. These will correspond to artwork categories and also things such as Blog, About and so on.</text:p>
      <text:p text:style-name="P1">Below that will be either a randomly accessed image or, if one is available and current, a news item. This means Cary will need a Rich Text editor to create news items for the front page and to give an expiry date for them.</text:p>
      <text:h text:style-name="Heading_20_2" text:outline-level="2">Blog (or news)</text:h>
      <text:p text:style-name="P1">Will be taken from Cary's <text:a xlink:type="simple" xlink:href="http://breathechi.blogspot.co.uk/">existing blog</text:a>. The current idea is to use a link and make it appear more or less a part of the site. It would also be possible to import the entire blog into the Umbraco site and continue to write it from there.</text:p>
      <text:h text:style-name="Heading_20_2" text:outline-level="2"><text:soft-page-break/>Gallery Page</text:h>
      <text:p text:style-name="P1">The format of the Gallery page will be based on the Google Images page. That is, as simple as possible. Rows of images will fill the screen size with a decent-sized margin around each. No frames. There is a suggestion that landscape and portrait images appear on separate (alternate) rows. All images in any one row will have the same height.</text:p>
      <text:p text:style-name="P1">A gallery page, for example, “painting” will have a Cary-designed icon at the top, followed by a set of subheading icons, for example, “landscape”, “oil”. It might be best to generate these subheadings using tags on each image, so they can appear on more than one page. For example “oil” contains “landscape” and “nudes”, “landscape” contains “painting” and “ink drawing”.</text:p>
      <text:h text:style-name="Heading_20_2" text:outline-level="2">News/About Page</text:h>
      <text:p text:style-name="Text_20_body">I have an additional sketch in my notebook and I'm not sure if this is supposed to be a front page or an "about" page. It could also be a "blog entry" page. At any rate, it contains a news box, a "blurb and pics" box, social media buttons and links. There is a request to have "blurb" on each page.</text:p>
      <text:h text:style-name="Heading_20_2" text:outline-level="2">Social Media</text:h>
      <text:p text:style-name="Text_20_body">At the very least on the front page, there should eb a row of social media buttons. There are a lot of social bookmarking sites! I have an account with <text:a xlink:type="simple" xlink:href="http://www.addthis.com/">AddThis</text:a>, who seem to offer a good range of buttons.</text:p>
      <text:h text:style-name="Heading_20_2" text:outline-level="2">Links</text:h>
      <text:p text:style-name="Text_20_body">I take this to refer to links to other sites. Possibly a separate page, on the about page and/or scattered throughout and where appropriate to the context.</text:p>
      <text:h text:style-name="Heading_20_2" text:outline-level="2">Image Size and Shape</text:h>
      <text:p text:style-name="P1">Maximum of 2mb has been agreed. Also Max. 72dpi. This large format image will be used mostly for the lightbox, when a user clicks on an image or hovers over it. Exact dimensions will not be set, as it will depend on both size (small paintings vs large ones, also sculptures) and orientation (landscape/portrait). The default will be portrait but Cary will be able to specify landscape via a radio button. All images will be produced and uploaded by Cary.</text:p>
      <text:p text:style-name="P1">Thumbnail image size. Yet to be decided but at any rate, these will be produced automatically by the back end software.</text:p>
      <text:p text:style-name="P1">Cary would like the image to come in 3 sizes, thumbnail, rollover and the biggest, click on. </text:p>
      <text:h text:style-name="Heading_20_2" text:outline-level="2">Price</text:h>
      <text:p text:style-name="P1">As yet undecided but not very much. I tend to charge £60 p/a for hosting but I think in this case that is not propo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52S</meta:editing-duration>
    <meta:editing-cycles>35</meta:editing-cycles>
    <meta:generator>OpenOffice.org/3.4.1$Win32 OpenOffice.org_project/341m1$Build-9593</meta:generator>
    <dc:date>2012-11-24T16:41:31.57</dc:date>
    <meta:document-statistic meta:table-count="0" meta:image-count="0" meta:object-count="0" meta:page-count="2" meta:paragraph-count="34" meta:word-count="730" meta:character-count="4114"/>
    <meta:user-defined meta:name="Info 1"/>
    <meta:user-defined meta:name="Info 2"/>
    <meta:user-defined meta:name="Info 3"/>
    <meta:user-defined meta:name="Info 4"/>
  </office:meta>
</office:document-meta>
</file>